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9100563476886900119"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7726916713197124862"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4739846036849950788"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8576477478425157413"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2299927595832200551"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4751569196645110398" text:style-name="L6">
        <text:list-item>
          <text:list>
            <text:list-header>
              <text:p text:style-name="P210"><text:span text:style-name="T2">warm up:</text:span> 0.2 mile jog and rest 2 minutes</text:p>
              <text:p text:style-name="P210"><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3339577534426149265"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7622188965595969991"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39517438" text:continue-list="list3339577534426149265"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4223335067673062661"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9520609"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9544600"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39536630" text:continue-numbering="true" text:style-name="L9">
        <text:list-item>
          <text:list>
            <text:list-header>
              <text:p text:style-name="P211">Warm down: <text:span text:style-name="T3">0.25 mile jog home</text:span></text:p>
              <text:p text:style-name="P212"/>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39514317" text:continue-numbering="true" text:style-name="L9">
        <text:list-item>
          <text:list>
            <text:list-header>
              <text:p text:style-name="P212">Time for 4.8 miles: 56: 32, Ave Pace: 11:51/mile, Ave HR:118,-&gt;1399 heartbeats/Mile</text:p>
              <text:p text:style-name="P211">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9528357" text:continue-numbering="true" text:style-name="L9">
        <text:list-item>
          <text:list>
            <text:list-header>
              <text:p text:style-name="P212">Today Oct 13:</text:p>
              <text:p text:style-name="P212">Time for 4.8 miles: 59: 34, Ave Pace: 12:24.5/mile, Ave HR:108.5,-&gt;1345 heartbeats/Mile</text:p>
              <text:p text:style-name="P212">On Thur <text:s/>Oct 8, 2020: </text:p>
              <text:p text:style-name="P212">Time for 4.8 miles: 59: 55, Ave Pace: 12:29/mile, Ave HR:112,-&gt;1398 heartbeats/Mile</text:p>
              <text:p text:style-name="P213">On Oct 8 when going up hill, I ran until my HR was up to 120 bpm and then walked until my HR was 110 bpm and then repeated.</text:p>
              <text:p text:style-name="P213">On Oct 13 when going up hill, I ran until my HR was up to 115 bpm and then walked until my HR was 105 bpm and then repeated.</text:p>
              <text:p text:style-name="P214">On Oct 13 my average rate was faster and heartbeats/mile was lower. Therefore this scheme is better. I should repeat these two workouts and also try the following:</text:p>
              <text:p text:style-name="P213">When going up hill, run until my HR is up to 110 bpm and then walk until my HR is 100 bpm and repeat.</text:p>
              <text:p text:style-name="P214"/>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7292273755794866798"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3916491183775147823"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6495680214525214502"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9515199" text:continue-numbering="true" text:style-name="L12">
        <text:list-item>
          <text:list>
            <text:list-header>
              <text:p text:style-name="P216">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7242582941985720488" text:style-name="L13">
        <text:list-item>
          <text:list>
            <text:list-header>
              <text:p text:style-name="P205">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2309439995065672754"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117657962760651110" text:style-name="L15">
        <text:list-item>
          <text:list>
            <text:list-header>
              <text:p text:style-name="P183">1.5 miles averaging about 9:40/mile and rest 1 min</text:p>
            </text:list-header>
          </text:list>
        </text:list-item>
      </text:list>
      <text:p text:style-name="P24">1 mile in 8:26 and rest 2 min</text:p>
      <text:list xml:id="list6635628343305853337"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2466208669999308026" text:style-name="L17">
        <text:list-item>
          <text:list>
            <text:list-header>
              <text:p text:style-name="P185">5.25 miles on roads and bike paths in Oosterwold</text:p>
              <text:p text:style-name="P206">Average pace: 11:08/mile</text:p>
              <text:p text:style-name="P206">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9546345" text:continue-numbering="true" text:style-name="L17">
        <text:list-item>
          <text:list>
            <text:list-header>
              <text:p text:style-name="P185">5.25 miles on roads and bike paths in Oosterwold</text:p>
              <text:p text:style-name="P206">Average pace: 9:52/mile</text:p>
              <text:p text:style-name="P206">Warm down: 0.25 miles</text:p>
            </text:list-header>
          </text:list>
        </text:list-item>
      </text:list>
      <text:p text:style-name="P10"/>
      <text:p text:style-name="P24">Tues May 17, 2022 no running</text:p>
      <text:list xml:id="list2031386288348905452"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3884420663807194421"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210633638535938525"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39522726" text:continue-list="list3884420663807194421" text:style-name="L19">
        <text:list-item>
          <text:list>
            <text:list-header>
              <text:p text:style-name="P187">(Pace*HR)=1240</text:p>
            </text:list-header>
          </text:list>
        </text:list-item>
      </text:list>
      <text:list xml:id="list39530353" text:continue-list="list2031386288348905452" text:style-name="L18">
        <text:list-item>
          <text:list>
            <text:list-header>
              <text:p text:style-name="P186">2 miles at 10:46/mile Ave HR= 121 bpm and rest a few minutes</text:p>
            </text:list-header>
          </text:list>
        </text:list-item>
      </text:list>
      <text:list xml:id="list39537400" text:continue-list="list39522726"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9528929"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5992696997935570910"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5895722942756536887"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973007864883842094" text:style-name="L23">
        <text:list-item>
          <text:list>
            <text:list-header>
              <text:p text:style-name="P207">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1685910722766946171" text:style-name="L24">
        <text:list-item>
          <text:p text:style-name="P215">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1355947590531576664"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1030660824289131873"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9520313" text:continue-numbering="true" text:style-name="L26">
        <text:list-item>
          <text:list>
            <text:list-header>
              <text:p text:style-name="P191">0.1 mile lead in to a 4 mile run</text:p>
              <text:p text:style-name="P208">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9521864"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2938820542288366417"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8019954290529875124"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5361066706025880366"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6300710040565549874"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3738408087708781056"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7532860267780868445" text:style-name="L32">
        <text:list-item>
          <text:list>
            <text:list-header>
              <text:p text:style-name="P197">0.25 miles in 2:54</text:p>
              <text:p text:style-name="P197">1 mile in 9:21 going faster as I ran and ending at around 8:30 pace</text:p>
            </text:list-header>
          </text:list>
        </text:list-item>
      </text:list>
      <text:list xml:id="list359798119135353597"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3875804377393671037"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5634394012278952354"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7130887592509201438" text:style-name="L36">
        <text:list-item>
          <text:list>
            <text:list-header>
              <text:p text:style-name="P203">1.5 miles on a treadmill including 2 x 0.5 miles in 5:02 and 5:00</text:p>
              <text:p text:style-name="P203">In the afternoon:</text:p>
              <text:p text:style-name="P203">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813305311835736478"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6199987103735455857" text:style-name="L38">
        <text:list-item>
          <text:list>
            <text:list-header>
              <text:p text:style-name="P202">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24"><text:soft-page-break/>Sat June 22, 2024 <text:span text:style-name="T2">3.06 miles</text:span> </text:p>
      <text:p text:style-name="P24">Warm up: 0.25 miles to the cemetery loop</text:p>
      <text:p text:style-name="P24">Run: 8 loops on the 0.32 mile loop: 2.56 miles, Ave Pace: 11:55/mile</text:p>
      <text:p text:style-name="P24">Warm down: 0.25 miles home</text:p>
      <text:p text:style-name="P24"/>
      <text:p text:style-name="P24">Sun June 23, 2024 <text:span text:style-name="T2">3.5 miles </text:span>on the the Meadville High track </text:p>
      <text:p text:style-name="P24">I ran wide so each lap was 0.25 miles.</text:p>
      <text:p text:style-name="P24">Run: 3.25 miles, Time: 37:00, Ave Pace: 11:20, Ave HR: 130 bpm</text:p>
      <text:p text:style-name="P24">Warm down: ¼ mile</text:p>
      <text:p text:style-name="P24"/>
      <text:p text:style-name="P38">Mon June 24, 2024 <text:span text:style-name="T2">2.75 miles</text:span> with 14 other runners on the cemetery loop</text:p>
      <text:p text:style-name="P24">Warm up: </text:p>
      <text:p text:style-name="P24">¼ mile to the cemetery loop</text:p>
      <text:p text:style-name="P24">½ mile down and ½ mile up on the main road hill, Time: 13:09 and rest </text:p>
      <text:p text:style-name="P24">Run: 4 x ¼ mile with 1/16 mile jog after each, Times: 2:29, 2:36, 2:25, 2:18</text:p>
      <text:p text:style-name="P24">Warm down: ¼ mile home</text:p>
      <text:p text:style-name="P24"/>
      <text:p text:style-name="P24">Tues June 25, 2024 <text:span text:style-name="T2">3.06 miles</text:span> </text:p>
      <text:p text:style-name="P24">Warm up: 0.25 miles to the cemetery loop</text:p>
      <text:p text:style-name="P24">Run: 8 loops on the 0.32 mile loop: 2.56 miles, Ave Pace: 11:43/mile</text:p>
      <text:p text:style-name="P24">Warm down: 0.25 miles home</text:p>
      <text:p text:style-name="P24"/>
      <text:p text:style-name="P24">Wed June 26, 2024 <text:span text:style-name="T2">3.77 miles</text:span> </text:p>
      <text:p text:style-name="P24">Run: 1 mile mainly on the cemetery loop, Time: 12:27</text:p>
      <text:p text:style-name="P24">Run: 8 loops on the 0.32 mile loop: 2.56 miles, Ave Pace: 13:23/mile</text:p>
      <text:p text:style-name="P24">Warm down: 0.25 miles home</text:p>
      <text:p text:style-name="P24"/>
      <text:p text:style-name="P24">Thur June 27, 2024 <text:span text:style-name="T2">3.1 miles</text:span></text:p>
      <text:p text:style-name="P24">Run: An easy 3.1 mile run on the Ernst Trail.</text:p>
      <text:p text:style-name="P24"/>
      <text:p text:style-name="P24">Fri June 28, 2024 <text:span text:style-name="T2">3.35 miles</text:span> </text:p>
      <text:p text:style-name="P24">Warm up: 1 mile mainly on to the cemetery loop</text:p>
      <text:p text:style-name="P24">Run: 2 miles on the 0.32 mile loop: Ave Pace: 11:03/mile</text:p>
      <text:p text:style-name="P24">Warm down: 0.35 miles home</text:p>
      <text:p text:style-name="P24"/>
      <text:p text:style-name="P24">During the past week: <text:span text:style-name="T2">22.6 miles</text:span>, streak of <text:s/>364 days started on July 1, 2023</text:p>
      <text:p text:style-name="P24"/>
      <text:p text:style-name="P24">Sat June 29, 2024 <text:span text:style-name="T2">3.7 miles</text:span> </text:p>
      <text:p text:style-name="P24">Warm up: 0.25 miles to the cemetery loop</text:p>
      <text:p text:style-name="P24">Run: 10 loops, Distance 3.2 miles, Ave Pace: 11:24/mile</text:p>
      <text:p text:style-name="P24">Warm down: 0.25 miles home</text:p>
      <text:p text:style-name="P24"/>
      <text:p text:style-name="P24"><text:soft-page-break/>Sun June 30, 2024 <text:span text:style-name="T2">3.46 miles</text:span> </text:p>
      <text:p text:style-name="P24">Warm up: 0.6 miles mainly on the cemetery loop and rest a few minutes</text:p>
      <text:p text:style-name="P24">Run: 8 loops on the 0.32 mile loop: 2.56 miles, Ave Pace: 11:19/mile</text:p>
      <text:p text:style-name="P24">Warm down: 0.3 miles home </text:p>
      <text:p text:style-name="P24"/>
      <text:p text:style-name="P24">During the past year: <text:span text:style-name="T2">?? miles</text:span>, streak of <text:s/>366 days started on July 1, 2023</text:p>
      <text:p text:style-name="P24"/>
      <text:p text:style-name="P24">Mon July 1, 2024 <text:span text:style-name="T2">5 miles</text:span> with about 12 other runners</text:p>
      <text:p text:style-name="P24">Warm up: 1.5 miles mainly on the cemetery loop and rest a few minutes</text:p>
      <text:p text:style-name="P24">Run: 10 loops on the 0.32 mile loop: 3.2 miles, Ave Pace: 11:04/mile</text:p>
      <text:p text:style-name="P24">Warm down: 0.3 miles home</text:p>
      <text:p text:style-name="P24"/>
      <text:p text:style-name="P24">Tues July 2, 2024 <text:span text:style-name="T2">2.5 miles</text:span> </text:p>
      <text:p text:style-name="P24">Warm up: 0.25 miles to the cemetery loop and rest a few minutes</text:p>
      <text:p text:style-name="P24">Run: 2 x 1 mile with a few minute rest between. Times: 11:46, 10:53</text:p>
      <text:p text:style-name="P24">Warm down: 0.25 miles home</text:p>
      <text:p text:style-name="P24"/>
      <text:p text:style-name="P24">Wed July 3, 2024 <text:span text:style-name="T2">3.75 miles</text:span> </text:p>
      <text:p text:style-name="P24">Warm up: 0.25 miles to the cemetery loop and rest a few minutes</text:p>
      <text:p text:style-name="P24">Run: 10 cemetery loops, Distance: 3.2 miles, Time: 35:09, Pace: 10:59</text:p>
      <text:p text:style-name="P24">Warm down: 0.3 miles home</text:p>
      <text:p text:style-name="P24"/>
      <text:p text:style-name="P24">Thur July 4, 2024 <text:span text:style-name="T2">4 miles</text:span> </text:p>
      <text:p text:style-name="P24">Warm up: 0.5 miles mainly on the cemetery loop and rest a few minutes</text:p>
      <text:p text:style-name="P24">Run: 10 cemetery loops, Distance: 3.2 miles, Time: 35:10, Pace: 11:00, Last Mile: 10:42</text:p>
      <text:p text:style-name="P24">Warm down: 0.3 miles home</text:p>
      <text:p text:style-name="P24"/>
      <text:p text:style-name="P24">Fri July 5, 2024 <text:span text:style-name="T2">4.2 miles</text:span> </text:p>
      <text:p text:style-name="P24">Warm up: 0.75 miles mainly on the cemetery loop and rest a few minutes</text:p>
      <text:p text:style-name="P24">Run: 10 cemetery loops, Distance: 3.2 miles, Time: 34:37, Pace: 10:49, Last Mile: 10:24</text:p>
      <text:p text:style-name="P24">Warm down: 0.25 miles home</text:p>
      <text:p text:style-name="P24"/>
      <text:p text:style-name="P24">During the past week: <text:span text:style-name="T2">26.61 miles</text:span>, streak of <text:s/>371 days started on July 1, 2023</text:p>
      <text:p text:style-name="P24"/>
      <text:p text:style-name="P24">Sat July 6, 2024 <text:span text:style-name="T2">6.75 miles</text:span> on the Meadville High School track</text:p>
      <text:p text:style-name="P24">Warm up: No warm up</text:p>
      <text:p text:style-name="P24">Distance: 6.5 miles, Time: 1:11:12, Pace: 10:57</text:p>
      <text:p text:style-name="P24">Splits: 11:33, 11:04, 11:03, 11:21, 10:53, 10:23, 4:55</text:p>
      <text:p text:style-name="P24">Warm down: 0.25 miles</text:p>
      <text:p text:style-name="P24"/>
      <text:p text:style-name="P24"/>
      <text:p text:style-name="P24"/>
      <text:p text:style-name="P24"><text:soft-page-break/>Sun July 7, 2024 <text:span text:style-name="T2">2.5 miles</text:span> </text:p>
      <text:p text:style-name="P24">Warm up: 0.25 miles to the cemetery</text:p>
      <text:p text:style-name="P24">Run: 2 miles at an easy pace</text:p>
      <text:p text:style-name="P24">Warm down: 0.25 miles home</text:p>
      <text:p text:style-name="P24"/>
      <text:p text:style-name="P24">Mon July 8, 2024 <text:span text:style-name="T2">2.7 miles</text:span> </text:p>
      <text:p text:style-name="P24">Warm up: 0.25 miles to the cemetery</text:p>
      <text:p text:style-name="P24">Run: 2.2 miles on the loop averaging 11:46/mile</text:p>
      <text:p text:style-name="P24">Warm down: 0.25 miles home</text:p>
      <text:p text:style-name="P24"/>
      <text:p text:style-name="P24">Tues July 9, 2024 <text:span text:style-name="T2">3.7 miles</text:span> </text:p>
      <text:p text:style-name="P24">Warm up: 0.25 miles to the cemetery loop and rest a few minutes</text:p>
      <text:p text:style-name="P24">Run: 10 cemetery loops, Distance: 3.2 miles, Time: 34:07, Pace: 10:40</text:p>
      <text:p text:style-name="P24">Splits: 11:06, 11:00, 10:13, 1:56</text:p>
      <text:p text:style-name="P24">Warm down: 0.25 miles home</text:p>
      <text:p text:style-name="P24"/>
      <text:p text:style-name="P24">Wed July 10, 2024 <text:span text:style-name="T2">2.42 miles</text:span> </text:p>
      <text:p text:style-name="P24">Warm up: 0.25 miles to the cemetery loop and rest a few minutes</text:p>
      <text:p text:style-name="P24">Run: 6 cemetery loops, Distance: 1.92 miles, Time: 21:30, Pace: 11:12</text:p>
      <text:p text:style-name="P24">Warm down: 0.25 miles home</text:p>
      <text:p text:style-name="P24"/>
      <text:p text:style-name="P24">Thur July 11, 2024 <text:span text:style-name="T2">2 miles</text:span></text:p>
      <text:p text:style-name="P24">I ran 2 miles on the Wise Center indoor track at about 11:00/mile</text:p>
      <text:p text:style-name="P24"/>
      <text:p text:style-name="P24">Fri July 12, 2024 <text:span text:style-name="T2">2.74 miles</text:span> </text:p>
      <text:p text:style-name="P24">Warm up: 0.25 miles to the cemetery loop and rest a few minutes</text:p>
      <text:p text:style-name="P24">Run: 7 cemetery loops, Distance: 2.24 miles, Time: 24:49, Pace: 11:04</text:p>
      <text:p text:style-name="P24">Warm down: 0.25 miles home</text:p>
      <text:p text:style-name="P24"/>
      <text:p text:style-name="P24">During the past week: <text:span text:style-name="T2">22.81 miles</text:span>, streak of <text:s/>378 days started on July 1, 2023</text:p>
      <text:p text:style-name="P24"/>
      <text:p text:style-name="P24">Sat July 13, 2024 <text:span text:style-name="T2">2.74 miles</text:span> </text:p>
      <text:p text:style-name="P24">Warm up: 0.25 miles to the cemetery loop and rest a few minutes</text:p>
      <text:p text:style-name="P24">Run: 1 mile on the cemetery loop. Including 3 x ¼ mile, Times: 2:43, 2:46, 2:37</text:p>
      <text:p text:style-name="P24">The ¼ miles included a 20 foot ascent over the last 1/8 mile.</text:p>
      <text:p text:style-name="P24">Warm down: 0.25 miles home</text:p>
      <text:p text:style-name="P24"/>
      <text:p text:style-name="P24">Sun July 14, 2024 <text:s/><text:span text:style-name="T2">5.1 miles</text:span> <text:s text:c="2"/>I ran the Trailblazer 5K</text:p>
      <text:p text:style-name="P24"><text:span text:style-name="T2">Warm up: </text:span>2 mile at various paces</text:p>
      <text:p text:style-name="P10">Run:<text:span text:style-name="T3"> 5K race mainly on the Ernst Trail.Time: 30:04, Pace: 9:41/mile <text:s/></text:span></text:p>
      <text:p text:style-name="P24">3 mile Splits: 9:42, 9:59, 9:17 <text:s/></text:p>
      <text:p text:style-name="P24"/>
      <text:p text:style-name="P24"><text:soft-page-break/>Mon July 15, 2024 <text:span text:style-name="T2">3.65 miles </text:span></text:p>
      <text:p text:style-name="P24"><text:span text:style-name="T2">Warm up: </text:span>1.55 miles at various paces mostly on the cemetery loop with about 10 runners.</text:p>
      <text:p text:style-name="P10">Run:<text:span text:style-name="T3"> 1.85 miles on the loop including 6x1/4mile in times from 2:29 to 2:17 </text:span></text:p>
      <text:p text:style-name="P24"><text:span text:style-name="T2">Warm down: </text:span>0.25 miles</text:p>
      <text:p text:style-name="P24"/>
      <text:p text:style-name="P24">Tues July 16, 2024 <text:span text:style-name="T2">3 miles</text:span> with Jim Fitch at a nice talking pace</text:p>
      <text:p text:style-name="P24"/>
      <text:p text:style-name="P24">Wed July 17, 2024 <text:span text:style-name="T2">2.42 miles</text:span> </text:p>
      <text:p text:style-name="P24">Warm up: 0.25 miles to the cemetery loop and rest a few minutes</text:p>
      <text:p text:style-name="P24">Run: 6 cemetery loops, Distance: 1.92 miles, Time: 21:25, Pace: 11:08</text:p>
      <text:p text:style-name="P24">Warm down: 0.25 miles home</text:p>
      <text:p text:style-name="P24"/>
      <text:p text:style-name="P24">Thur July 18, 2024 <text:span text:style-name="T2">3 miles</text:span> with the running group on the Ernst Trail</text:p>
      <text:p text:style-name="P24">1 mile in 11:18 and rest a few minutes</text:p>
      <text:p text:style-name="P24">2 miles in 23:07</text:p>
      <text:p text:style-name="P24"/>
      <text:p text:style-name="P24">Fri July 19, 2024 <text:span text:style-name="T2">1.78 miles </text:span>mostly on the cemetery loop</text:p>
      <text:p text:style-name="P24">Including 1 mile in 10:33 on the loop.</text:p>
      <text:p text:style-name="P24"/>
      <text:p text:style-name="P24">During the past week: <text:span text:style-name="T2">21.69 miles</text:span>, streak of <text:s/>385 days started on July 1, 2023</text:p>
      <text:p text:style-name="P24"/>
      <text:p text:style-name="P24">Sat July 20, 2024 <text:span text:style-name="T2">2 miles</text:span> on the high school track in 23:00</text:p>
      <text:p text:style-name="P24"/>
      <text:p text:style-name="P24">Sun July 21, 2024 <text:span text:style-name="T2">2.42 miles</text:span> </text:p>
      <text:p text:style-name="P24">Warm up: 0.25 miles to the cemetery loop and rest a few minutes</text:p>
      <text:p text:style-name="P24">Run: 6 cemetery loops, Distance: 1.92 miles, Time: 20:55, Pace: 10:54</text:p>
      <text:p text:style-name="P24">Warm down: 0.25 miles home</text:p>
      <text:p text:style-name="P24"/>
      <text:p text:style-name="P24">Mon July 22, 2024 <text:span text:style-name="T2">4.6 miles </text:span>with the running group<text:span text:style-name="T2"> </text:span><text:s/></text:p>
      <text:p text:style-name="P24">Warm up: 1.4 miles at various paces mainly on the cemetery loop </text:p>
      <text:p text:style-name="P24">including 1 loop in 3:16</text:p>
      <text:p text:style-name="P24">Run: 0.32 miles and 4x1/2 mile on the loop with 0.15 mile jogs between.</text:p>
      <text:p text:style-name="P24">Times: for the runs: 3:02, 4:59, 4:58, 5:23, 5:13</text:p>
      <text:p text:style-name="P24"/>
      <text:p text:style-name="P24">Tues July 23, 2024 <text:span text:style-name="T2">2.42 miles</text:span> </text:p>
      <text:p text:style-name="P24">Warm up: 0.25 miles to the cemetery loop and rest a few minutes</text:p>
      <text:p text:style-name="P24">Run: 6 cemetery loops, Distance: 1.92 miles, Time: 22:03, Pace: 11:29</text:p>
      <text:p text:style-name="P24">During each loop I ran 0.22 miles and jogged 0.1 miles. Jogging was on the uphill.</text:p>
      <text:p text:style-name="P24">Warm down: 0.25 miles home</text:p>
      <text:p text:style-name="P24"/>
      <text:p text:style-name="P24"/>
      <text:p text:style-name="P24"><text:soft-page-break/>Wed July 24, 2024 <text:span text:style-name="T2">2.1 miles</text:span></text:p>
      <text:p text:style-name="P24">Warm up: 0.25 miles to the cemetery loop</text:p>
      <text:p text:style-name="P24">Run: 5 loops, each 0.32 mile loop included a ¼ mile run at a good pace</text:p>
      <text:p text:style-name="P24">Warm down: 0.25 miles home</text:p>
      <text:p text:style-name="P24"/>
      <text:p text:style-name="P24">Thurs July 25, 2024 <text:span text:style-name="T2">4.7 miles</text:span> on the Ernst Trail with runners in our group</text:p>
      <text:p text:style-name="P24">Warm up: 1.7 miles</text:p>
      <text:p text:style-name="P24">Run: 3 miles, Ave Pace: 10:00/mile</text:p>
      <text:p text:style-name="P24"/>
      <text:p text:style-name="P24">Fri July 26, 2024 <text:span text:style-name="T2">3.8 miles</text:span></text:p>
      <text:p text:style-name="P24">Warm up: 0.3 miles to the top of the cemetery hill.</text:p>
      <text:p text:style-name="P24">Run: 2 x (down to Jefferson St and back up) the hill, 3.2 miles, Splits: 20:41 and 19:30</text:p>
      <text:p text:style-name="P24">Warm down: 0.3 miles home</text:p>
      <text:p text:style-name="P24"/>
      <text:p text:style-name="P24">During the past week: <text:span text:style-name="T2">22.04 miles</text:span>, streak of <text:s/>392 days started on July 1, 2023</text:p>
      <text:p text:style-name="P24"/>
      <text:p text:style-name="P24">Sat July 27, 2024 <text:span text:style-name="T2">3.32 miles</text:span> </text:p>
      <text:p text:style-name="P24">Warm up: 0.5 miles to the cemetery loop</text:p>
      <text:p text:style-name="P24">Run: 2 miles on the loop in 20:47, Ave Pace: 10:24/mile and rest a few minutes</text:p>
      <text:p text:style-name="P24">Run: 1 loop (0.32mile) in 2:43, Ave Pace: 8:30/mile</text:p>
      <text:p text:style-name="P24">Warm down: 0.5 miles</text:p>
      <text:p text:style-name="P24"/>
      <text:p text:style-name="P24">Sun July 28, 2024 <text:span text:style-name="T2">1.78 miles</text:span> mainly on the cemetery loop at an easy pace.</text:p>
      <text:p text:style-name="P24"/>
      <text:p text:style-name="P24">Mon July 29, 2024 <text:s/><text:span text:style-name="T2">4.8 <text:s/>miles</text:span> on the Bessemer Trail with 10 other runners</text:p>
      <text:p text:style-name="P24">Warm up: 1.2 miles and rest a few minutes</text:p>
      <text:p text:style-name="P24">Run: 0.3 miles in 3:03 and rest and jogged 0.3 miles </text:p>
      <text:p text:style-name="P24">Run: 3 x 1 mile with 0.15 mile jog between</text:p>
      <text:p text:style-name="P24">Times: 9:55, 9:50, 9:36</text:p>
      <text:p text:style-name="P24"/>
      <text:p text:style-name="P24">Tues July 30, 2024 <text:span text:style-name="T2">1.85 miles</text:span></text:p>
      <text:p text:style-name="P24">No Warm up <text:s/></text:p>
      <text:p text:style-name="P24">Run: 1.75 miles on Benson and Devore Drives. Ave Pace: 10:08/mile</text:p>
      <text:p text:style-name="P24">Warm down: 0.1 miles</text:p>
      <text:p text:style-name="P24"/>
      <text:p text:style-name="P24">Wed July 31, 2024 <text:span text:style-name="T2">1.63 miles</text:span></text:p>
      <text:p text:style-name="P24">No Warm up</text:p>
      <text:p text:style-name="P24">Run: 1.13 miles on the Wise Center indoor track. Time: 11:06 Ave Pace: 9:50/mile</text:p>
      <text:p text:style-name="P10"><text:span text:style-name="T3">Rest a</text:span> <text:span text:style-name="T3">few minutes</text:span></text:p>
      <text:p text:style-name="P24">Run on a treadmill: 0.5 miles in 5:00</text:p>
      <text:p text:style-name="P24"/>
      <text:p text:style-name="P24"/>
      <text:p text:style-name="P24"><text:soft-page-break/>Thurs Aug 1, 2024 <text:span text:style-name="T2">3 miles</text:span> on the Ernst Trail with 11 other runners Temp=90 degrees</text:p>
      <text:p text:style-name="P24">Run: 1 mile in 10:32 and rest a few minutes</text:p>
      <text:p text:style-name="P24">Run: 1.5 miles in 14:07 Ave Pace: 9:25/mile Splits: 9:40 and 9:08/mile for last ½ mile <text:s text:c="2"/></text:p>
      <text:p text:style-name="P24">Heart rate was pretty much constant after the first minute at about 130 bpm</text:p>
      <text:p text:style-name="P24">Warm down: Rest a few minutes and jog ½ mile </text:p>
      <text:p text:style-name="P24">This was good running!</text:p>
      <text:p text:style-name="P24"/>
      <text:p text:style-name="P24">Fri Aug 2, 2024 <text:span text:style-name="T2">3.8 miles</text:span></text:p>
      <text:p text:style-name="P24">Warm up: 0.3 miles to the cemetery loop</text:p>
      <text:p text:style-name="P24">Run: 10 loops, 3.2 miles in 18:52+ 18:06 = 36:58 or 11:32/mile</text:p>
      <text:p text:style-name="P24">Warm down: 0.3 miles home</text:p>
      <text:p text:style-name="P24"/>
      <text:p text:style-name="P24">During the past week: <text:span text:style-name="T2">20.18 miles</text:span>, streak of <text:s/>399 days started on July 1, 2023</text:p>
      <text:p text:style-name="P24"/>
      <text:p text:style-name="P24">Sat Aug 3, 2024 <text:span text:style-name="T2">3.8 miles</text:span></text:p>
      <text:p text:style-name="P24">Warm up: 0.3 miles to the cemetery loop</text:p>
      <text:p text:style-name="P24">Run: 10 loops, 3.2 miles in 17:37+ 16:50 = 34:27 or 10:46/mile</text:p>
      <text:p text:style-name="P24">Warm down: 0.3 miles home</text:p>
      <text:p text:style-name="P24"/>
      <text:p text:style-name="P24">Sun Aug 4, 2024 <text:span text:style-name="T2">2.9 miles</text:span></text:p>
      <text:p text:style-name="P24">Warm up: 1 mile mostly on the cemetery loop 11:46/mile</text:p>
      <text:p text:style-name="P24">Run: 5 loops, 1.6 miles in 16:00 or 10:00/mile</text:p>
      <text:p text:style-name="P24">First <text:s/>mile in 10:25, last 0.6 miles at 9:11/mile</text:p>
      <text:p text:style-name="P24">Warm down: 0.3 miles home</text:p>
      <text:p text:style-name="P24"/>
      <text:p text:style-name="P24">Mon Aug 5, 2024 <text:span text:style-name="T2">2.8 miles</text:span></text:p>
      <text:p text:style-name="P24">Warm up: 0.6 miles to the top of the cemetery hill</text:p>
      <text:p text:style-name="P24">Run: 1 x (down to Jefferson St and back up the hill), 1.6 miles, Time: 19:05</text:p>
      <text:p text:style-name="P24">Warm down: 0.6 miles home </text:p>
      <text:p text:style-name="P24"/>
      <text:p text:style-name="P24">Tues Aug 6. 2024 <text:span text:style-name="T2">2 miles</text:span> </text:p>
      <text:p text:style-name="P24">Run: 1 mile on a Wise Center treadmill in 11:30 and rest a few minutes</text:p>
      <text:p text:style-name="P24">Run: 1 mile on the indoor track in 10:12, Splits: 5:12 and 5:00</text:p>
      <text:p text:style-name="P24"/>
      <text:p text:style-name="P24">Wed Aug 7, 2024 <text:span text:style-name="T2">2.1 miles</text:span></text:p>
      <text:p text:style-name="P24">Warm up: 0.25 miles to the cemetery loop </text:p>
      <text:p text:style-name="P24">Run: 5 loops, 1.6 miles in 18:07 or 11:20/mile</text:p>
      <text:p text:style-name="P24">Warm down: 0.25 miles home</text:p>
      <text:p text:style-name="P24"/>
      <text:p text:style-name="P24"/>
      <text:p text:style-name="P24"/>
      <text:p text:style-name="P24"/>
      <text:p text:style-name="P24"><text:soft-page-break/>Thur Aug 8, 2024 <text:span text:style-name="T2">4.2 miles </text:span>with 6 other runners on the Ernst trail </text:p>
      <text:p text:style-name="P24">Warm up: 0.2 miles</text:p>
      <text:p text:style-name="P24">Run: 1 mile, Time: 10:32, last 1/8 mile at a pace of 9:37/mile and rest a few minutes</text:p>
      <text:p text:style-name="P24">Run: 2 miles Splits: 10:00 and 9:32</text:p>
      <text:p text:style-name="P24">Jog: ½ mile</text:p>
      <text:p text:style-name="P24">Run: ½ mile at a fast pace</text:p>
      <text:p text:style-name="P24"/>
      <text:p text:style-name="P24">Fri Aug 9, 2024 </text:p>
      <text:p text:style-name="P24">Warm up: 0.5 miles to cemetery loop in 5:41</text:p>
      <text:p text:style-name="P24">Run: On the cemetery loop, 1 mile in 9:48 and rest a few minutes</text:p>
      <text:p text:style-name="P24">Warm down: 1 mile in 12:27</text:p>
      <text:p text:style-name="P24"/>
      <text:p text:style-name="P24">During the past week: <text:span text:style-name="T2">20.3 miles</text:span>, streak of <text:s/>406 days started on July 1, 2023</text:p>
      <text:p text:style-name="P24"/>
      <text:p text:style-name="P24">Sat Aug 10, 2024 <text:span text:style-name="T2">3.1 miles</text:span></text:p>
      <text:p text:style-name="P24">Warm up: 0.5 miles to the cemetery loop</text:p>
      <text:p text:style-name="P24">Run: 5 loops, 1.6 miles, Ave Pace: 10:00/mile</text:p>
      <text:p text:style-name="P24">Warm down” 1 mile home</text:p>
      <text:p text:style-name="P24"/>
      <text:p text:style-name="P24">Sun Aug 11, 2024 <text:span text:style-name="T2">3.1 miles</text:span></text:p>
      <text:p text:style-name="P24">Warm up: 0.5 miles to the cemetery loop</text:p>
      <text:p text:style-name="P24">Run: 2 miles on the loop, Ave Pace: 10:26/mile</text:p>
      <text:p text:style-name="P24">Warm down: 0.6 miles home</text:p>
      <text:p text:style-name="P24"/>
      <text:p text:style-name="P24">Mon Aug 12, 2024 <text:span text:style-name="T2">1.9 miles</text:span></text:p>
      <text:p text:style-name="P24">Warm up: 0.3 miles to the cemetery loop</text:p>
      <text:p text:style-name="P24">Run: 1 mile on the loop, Time: 10:48/mile</text:p>
      <text:p text:style-name="P24">Warm down: 0.6 miles home</text:p>
      <text:p text:style-name="P24"/>
      <text:p text:style-name="P24">Tues Aug 13, 2024 <text:span text:style-name="T2">2.2 miles</text:span></text:p>
      <text:p text:style-name="P24">Warm up: 0.6 miles to the cemetery loop</text:p>
      <text:p text:style-name="P24">Run: 1 mile on the loop, Time: 10:15/mile</text:p>
      <text:p text:style-name="P24">Warm down: 0.6 miles home</text:p>
      <text:p text:style-name="P24"/>
      <text:p text:style-name="P24">Wed Aug 14, 2024 <text:span text:style-name="T2">4.6 miles</text:span></text:p>
      <text:p text:style-name="P24">Warm up: 1.25 miles</text:p>
      <text:p text:style-name="P24">Run: Mark Courney's Ice Cream Race 5k in 29:35 or 9:32/mile</text:p>
      <text:p text:style-name="P24">Warm down: 0.25 miles </text:p>
      <text:p text:style-name="P24"/>
      <text:p text:style-name="P24">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4"><text:soft-page-break/>Fri Aug 16, 2024 <text:span text:style-name="T2">1.9 miles</text:span> at about 11:30/mile</text:p>
      <text:p text:style-name="P24"/>
      <text:p text:style-name="P24">During the past week: <text:span text:style-name="T2">18.45 miles</text:span></text:p>
      <text:p text:style-name="P24"/>
      <text:p text:style-name="P24">Sat Aug 17, 2024 <text:span text:style-name="T2">3.1 miles</text:span> at various paces.</text:p>
      <text:p text:style-name="P24"/>
      <text:p text:style-name="P41">A streak of <text:s/>414 days (59 weeks and 1 day) ended with today's run. </text:p>
      <text:p text:style-name="P41">It started on July 1, 2023</text:p>
      <text:p text:style-name="P41"/>
      <text:p text:style-name="P24">Sun Aug 18, 2024 <text:span text:style-name="T2">No running</text:span> <text:s/></text:p>
      <text:p text:style-name="P24"/>
      <text:p text:style-name="P24">Mon Aug 19, 2024 <text:s/><text:span text:style-name="T2">4.25 miles</text:span> with about 9 other runners on the cemetery loop.</text:p>
      <text:p text:style-name="P24">Warm up: <text:span text:style-name="T2">1.25 miles</text:span></text:p>
      <text:p text:style-name="P24">Run: 5x1/2 miles with a 0.1 miles after each run. Times: 4:56, 4:51, 4:51, 4:53, 4:38</text:p>
      <text:p text:style-name="P24"><text:s text:c="20"/>These are the times I ran on June 17, 2024: <text:s/>4:45, 4:49, 4:45, 4:41, 4:29</text:p>
      <text:p text:style-name="P24"/>
      <text:p text:style-name="P24">Tues Aug 20, 2024 <text:span text:style-name="T2">No Running</text:span></text:p>
      <text:p text:style-name="P10"/>
      <text:p text:style-name="P24">Wed Aug 21, 2024 <text:span text:style-name="T2">1.92 miles running</text:span> and 1.28 miles walking</text:p>
      <text:p text:style-name="P24">I walked to the cemetery loop, ran and walked on the loop and walked home.</text:p>
      <text:p text:style-name="P24">Ave Pace: about 14 min/mile</text:p>
      <text:p text:style-name="P24"/>
      <text:p text:style-name="P24">Thur Aug 22, 2024 <text:span text:style-name="T2">5 miles running</text:span> and 3/4 miles of walking</text:p>
      <text:p text:style-name="P24">Warm up: at about 4pm I ran and walked 2 miles mainly of the cemetery loop at 12:15/mile. Later at about 5:10 pm I jogged and ran ½ mile on the Ernst Trail.</text:p>
      <text:p text:style-name="P24">Run: 3 miles with about 9 other runners. Time: 15:07+14:42=29:50</text:p>
      <text:p text:style-name="P24"/>
      <text:p text:style-name="P24">Fri Aug 23, 2024 <text:span text:style-name="T2">no running</text:span></text:p>
      <text:p text:style-name="P10"/>
      <text:p text:style-name="P10">During the past week: 14.27 miles</text:p>
      <text:p text:style-name="P24"/>
      <text:p text:style-name="P24">Sat <text:s/>Aug 24, 2024 <text:span text:style-name="T2">2.7 miles running</text:span> and 1 mile walking</text:p>
      <text:p text:style-name="P24">Warm up: 0.2 miles to the cemetery loop</text:p>
      <text:p text:style-name="P24">Run/walk: 10 loops at 12:44/mile. I ran 0.22 and walked 0.1 miles during each loop. </text:p>
      <text:p text:style-name="P24">Warm down: 0.2 miles home</text:p>
      <text:p text:style-name="P24"/>
      <text:p text:style-name="P24">Sun Aug 25, 2024 <text:span text:style-name="T2">no running</text:span></text:p>
      <text:p text:style-name="P24"/>
      <text:p text:style-name="P24">Mon Aug 26, 2024 <text:span text:style-name="T2">3 miles</text:span> </text:p>
      <text:p text:style-name="P24">I ran with 12 other runners including Joe O'Brien on Bessermer Trail. </text:p>
      <text:p text:style-name="P24">Warm up: 1 mile</text:p>
      <text:p text:style-name="P24">Run: 2 x 1 mile with a few minutes rest between. Times: Both about 10:30</text:p>
      <text:p text:style-name="P24"><text:soft-page-break/>Tues Aug 27, 2024 <text:span text:style-name="T2">no running</text:span></text:p>
      <text:p text:style-name="P24"/>
      <text:p text:style-name="P24">Wed Aug 28, 2024 <text:span text:style-name="T2">4 miles</text:span></text:p>
      <text:p text:style-name="P24">Warm up: 0.4 miles to the cemetery loop</text:p>
      <text:p text:style-name="P24">Run/jog: 10 loops (3.2 miles) in 41:56 or 13:09/mile</text:p>
      <text:p text:style-name="P24">Warm down: 0.4 miles home</text:p>
      <text:p text:style-name="P24"/>
      <text:p text:style-name="P24">Thur Aug 29, 2024 <text:span text:style-name="T2">4 miles</text:span> on the Ernst Trail with 11 other runners</text:p>
      <text:p text:style-name="P24">Warm up: 1 mile in about 12:00</text:p>
      <text:p text:style-name="P24">Run: 3 miles in 30:03 or 10:01/mile</text:p>
      <text:p text:style-name="P24"/>
      <text:p text:style-name="P24">Fri Aug 30, 2024 <text:span text:style-name="T2">4 miles</text:span> </text:p>
      <text:p text:style-name="P24">Warm up: 0.4 miles to the cemetery loop</text:p>
      <text:p text:style-name="P24">Run/jog: 10 loops (3.2 miles) in 41:16 or 12:54/mile</text:p>
      <text:p text:style-name="P24">I jogged 0.05 miles during each loop for a total of 0.5 miles jogging during the run.</text:p>
      <text:p text:style-name="P24">Warm down: 0.4 miles home</text:p>
      <text:p text:style-name="P10"/>
      <text:p text:style-name="P10">During the past week: 17.7 miles</text:p>
      <text:p text:style-name="P24"/>
      <text:p text:style-name="P24">Sat <text:s/>Aug 31, 2024 <text:span text:style-name="T2">4 miles</text:span> </text:p>
      <text:p text:style-name="P24">Warm up: 0.4 miles to the cemetery loop</text:p>
      <text:p text:style-name="P24">Run/jog: 10 loops (3.2 miles) in 38:48 or 12:08/mile</text:p>
      <text:p text:style-name="P24">I jogged 0.05 miles during each loop for a total of 0.5 miles jogging during the run.</text:p>
      <text:p text:style-name="P24">Ave Heart Rate: 115 bpm</text:p>
      <text:p text:style-name="P24">Warm down: 0.4 miles home</text:p>
      <text:p text:style-name="P24"/>
      <text:p text:style-name="P24">Sun Sept 1, 2024 <text:span text:style-name="T2">no running</text:span></text:p>
      <text:p text:style-name="P24"/>
      <text:p text:style-name="P24">Mon <text:s/>Sept <text:s/>2, 2024 <text:span text:style-name="T2">3.9 miles</text:span> running and 1.5 miles walking</text:p>
      <text:p text:style-name="P24">Warm up: 0.3 miles to the cemetery loop</text:p>
      <text:p text:style-name="P24">Run/walk: 15 loops (4.8 miles) in 1:04:41 or 13:30/mile</text:p>
      <text:p text:style-name="P24">I walked 0.1 miles during each loop for a total of 1.5 miles walking </text:p>
      <text:p text:style-name="P24">Warm down: 0.3 miles home</text:p>
      <text:p text:style-name="P24"/>
      <text:p text:style-name="P24">Tues <text:s/>Sept <text:s/>3, 2024 <text:span text:style-name="T2">3.2 miles</text:span> running and 1 mile walking</text:p>
      <text:p text:style-name="P24">Warm up: 0.7 miles to the cemetery loop</text:p>
      <text:p text:style-name="P24">Run/walk: 10 loops (3.2 miles) in 40:51 or 12:46/mile</text:p>
      <text:p text:style-name="P24">I walked 0.1 miles during each loop for a total of 1 mile of walking </text:p>
      <text:p text:style-name="P24">Warm down: 0.3 miles home</text:p>
      <text:p text:style-name="P24"/>
      <text:p text:style-name="P24"/>
      <text:p text:style-name="P24"/>
      <text:p text:style-name="P24"><text:soft-page-break/>Wed <text:s/>Sept <text:s/>4, 2024 <text:span text:style-name="T2">3.2 miles</text:span> running and 1 mile walking</text:p>
      <text:p text:style-name="P24">Warm up: 0.7 miles to the cemetery loop</text:p>
      <text:p text:style-name="P24">Run/walk: 10 loops (3.2 miles) in 39:07 or 12:13/mile</text:p>
      <text:p text:style-name="P24">I walked 0.1 miles during each loop for a total of 1 mile of walking</text:p>
      <text:p text:style-name="P24">Compare to Sat <text:s/>Aug 31, 2024 when I walked 0.05 miles during each loop.</text:p>
      <text:p text:style-name="P24">I really felt good during the run today and also after! </text:p>
      <text:p text:style-name="P24">Warm down: 0.3 miles home</text:p>
      <text:p text:style-name="P24"/>
      <text:p text:style-name="P24">Thur Sept 5, 2024 <text:span text:style-name="T2">3 miles running</text:span> and ½ miles walking</text:p>
      <text:p text:style-name="P24">I ran 3 miles and walked ½ mile mostly on the cemetery loop. </text:p>
      <text:p text:style-name="P24">1 mile of the running was a mile on the loop in 9:51.</text:p>
      <text:p text:style-name="P24"/>
      <text:p text:style-name="P24">Fri Sept 6, 2024 <text:span text:style-name="T2">5.1 miles running</text:span></text:p>
      <text:p text:style-name="P24">Warm up: 0.5 miles to the top of the road in Greedale Cemetery and rested a little</text:p>
      <text:p text:style-name="P24">Run: 2 x (all down hill on the cemetery main road and on Randolph St. to Madison Ave and back up the hill to the start). Total distance: 4.22 miles, <text:span text:style-name="T2">Sum of ascents: 518 feet</text:span>, total time: 53:47, </text:p>
      <text:p text:style-name="P24">Ave Pace: 12:45, Splits: 11:31, 16:15, 11:37, 14:23. </text:p>
      <text:p text:style-name="P24">Time for first half: 27:46, Time for second half: 26:00, </text:p>
      <text:p text:style-name="P24">The second time up the hill was fast and I felt good!</text:p>
      <text:p text:style-name="P24">Warm down: 0.38 miles home</text:p>
      <text:p text:style-name="P24"/>
      <text:p text:style-name="P10">During the past week: 21.4 miles</text:p>
      <text:p text:style-name="P24"/>
      <text:p text:style-name="P24">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text:soft-page-break/>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oft-page-break/><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588443330664392113" text:style-name="L39">
        <text:list-item>
          <text:list>
            <text:list-header>
              <text:p text:style-name="P20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19">20 loop run:</text:p>
      <text:p text:style-name="P19"><text:soft-page-break/>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Thur May 16, <text:s/>2024 <text:s text:c="2"/>9:47/mile</text:p>
      <text:p text:style-name="P26">Thur June 6, <text:s/>2024 <text:s text:c="2"/>9:31/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9-06T19:27:32.88</dc:date>
    <dc:creator>James Lombardi</dc:creator>
    <meta:editing-duration>P33DT6H51M28S</meta:editing-duration>
    <meta:editing-cycles>2342</meta:editing-cycles>
    <meta:generator>OpenOffice/4.1.2$Win32 OpenOffice.org_project/412m3$Build-9782</meta:generator>
    <meta:document-statistic meta:table-count="0" meta:image-count="9" meta:object-count="0" meta:page-count="230" meta:paragraph-count="6785" meta:word-count="72506" meta:character-count="370707"/>
  </office:meta>
</office:document-meta>
</file>